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JmsListenerEndpointTests.validatePayload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JmsListenerEndpointTests.createMessag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JmsListenerEndpointTests.getListenerMethod( String methodNam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JmsListenerEndpointTests.resolveGeneric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JmsListenerEndpointTests.resolveJmsMessageHeader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JmsListenerEndpointTests.processAndReplyWithSendTo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EndpointSampleBean.emptySendTo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EndpointSampleBean.resolveMessageHeaders( Message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JmsListenerEndpointTests.createDefaultInstance(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JmsListenerEndpointTests.resolveMessag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JmsListenerEndpointTests.resolveHeaderAnd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JmsListenerEndpointTests.setExtraCollabo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JmsListenerEndpointTests.getDefaultListenerMethod(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JmsListenerEndpointTests.processAnd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msEndpointSampleBean.processAndReplyWithDefaultSendTo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JmsListenerEndpointTests.getT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JmsListenerEndpointTests.createSimpleJmsTextMessage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SampleBean.invalidPayloadType( @ Payload Integer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JmsListenerEndpointTests.processFromTopicAndReplyWithSendTo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JmsListenerEndpointTests.createMessageListenerNo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JmsListenerEndpointTests.setup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EndpointSampleBean.resolveHeaders( String content , @ Headers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EndpointSampleBean.resolveMessageAndSession( jakarta . jms . Message message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EndpointSampleBean.resolveHeaderAndPayload( @ Payload String content , @ Header int my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JmsListenerEndpointTests.invalidPayloa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JmsListenerEndpointTests.resolveObjec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JmsListenerEndpointTests.createInstance( DefaultMessageHandlerMethodFactory factory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JmsListenerEndpointTests.createInstance( DefaultMessageHandlerMethodFactory factory , Method method , MessageListener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JmsListenerEndpointTests.processAndReplyWithSendTo( MessagingMessageListenerAdapter listener , String replyDestinationName , boolean pubSub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JmsListenerEndpointTests.invalidSen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JmsListenerEndpointTests.processAndReplyWithSendToTop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EndpointSampleBean.resolveObjectPayload( My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JmsListenerEndpointTests.processAndReplyWithSendTo( MessagingMessageListenerAdapter listener , String replyDestinationName , boolean pubSubDomain , QosSettings replyQos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msEndpointSampleBean.resolveGenericMessage( Message &lt; String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JmsListenerEndpointTests.processAndReplyWithDefaultSen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JmsListenerEndpointTests.resolveConverted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EndpointSampleBean.validatePayload( @ Validated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JmsListenerEndpointTests.emptySen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EndpointSampleBean.resolveCustomHeaderNameAndPayloadWithHeaderNameSet( @ Payload String content , @ Header ( name = "myCounter" ) int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JmsListenerEndpointTests.invalidMessagePayloa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EndpointSampleBean.invalidMessagePayloadType( Message &lt; Integer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SampleBean.processAndReply( @ Payload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JmsListenerEndpointTests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JmsListenerEndpointTests.initializeFactory( DefaultMessageHandlerMethod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JmsListenerEndpointTests.processAndReplyWithNullReplyQos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JmsListenerEndpointTests.processFromQueueAndReplyWithSendToTop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JmsListenerEndpointTests.assertDefaultListenerMethod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JmsListenerEndpointTests.resolveCustomHeaderNameAndPayloadWithHeaderN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JmsListenerEndpointTests.validate( @ Nullable Object target , Errors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JmsListenerEndpointTests.resolveMessageAn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EndpointSampleBean.resolveConvertedPayload( Integer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JmsListenerEndpointTests.assertListenerMethodInvocation( JmsEndpointSampleBean bean ,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JmsListenerEndpointTests.resolv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EndpointSampleBean.resolveJmsMessageHeaderAccessor( JmsMessageHeaderAccessor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JmsListenerEndpointTests.processAndReplyWithCustomReplyQos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EndpointSampleBean.processAndReplyWithSendTo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JmsListenerEndpointTests.testValidator( final String invalid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thodJmsListenerEndpointTests.resolveCustomHeaderNameAnd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JmsListenerEndpointTests.validatePayloa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EndpointSampleBean.invalidSendTo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EndpointSampleBean.resolveCustomHeaderNameAndPayload( @ Payload String content , @ Header ( "myCounter" ) int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